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eration.isOn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SOAPBind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SOAPParameter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loadFaults( Operation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Operation.loadParameters( Operation o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sdlOperation.getSOAPBinding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WsdlOperation( Binding binding , Operation op , WsdlTypes wsdl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sdlOperation.get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eration.getOperation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